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009" officeooo:paragraph-rsid="0006a666"/>
    </style:style>
    <style:style style:name="P2" style:family="paragraph" style:parent-style-name="Standard">
      <style:paragraph-properties fo:line-height="150%" fo:text-align="start" style:justify-single-word="false"/>
      <style:text-properties officeooo:rsid="0005d009" officeooo:paragraph-rsid="000bebe3"/>
    </style:style>
    <style:style style:name="P3" style:family="paragraph" style:parent-style-name="Standard">
      <style:paragraph-properties fo:line-height="150%" fo:text-align="start" style:justify-single-word="false"/>
      <style:text-properties officeooo:rsid="000d2843" officeooo:paragraph-rsid="0010516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5d009" officeooo:paragraph-rsid="0005d009"/>
    </style:style>
    <style:style style:name="P5" style:family="paragraph" style:parent-style-name="Text_20_body">
      <style:paragraph-properties fo:text-align="start" style:justify-single-word="false"/>
      <style:text-properties style:font-name="Liberation Serif" style:text-underline-style="none" fo:font-weight="normal" officeooo:rsid="00689e3b" officeooo:paragraph-rsid="003aa842" style:font-weight-asian="normal" style:font-weight-complex="normal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Liberation Serif" style:text-underline-style="none" fo:font-weight="normal" officeooo:rsid="00689e3b" officeooo:paragraph-rsid="003aa842" style:font-weight-asian="normal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Liberation Serif" style:text-underline-style="none" fo:font-weight="normal" officeooo:rsid="003fc5fe" officeooo:paragraph-rsid="004083cd" style:font-weight-asian="normal" style:font-weight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Liberation Serif" officeooo:rsid="00689e3b" officeooo:paragraph-rsid="003ce2ee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Liberation Serif" officeooo:rsid="00689e3b" officeooo:paragraph-rsid="003dd7e5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2a344" officeooo:paragraph-rsid="001ea305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37ecac"/>
    </style:style>
    <style:style style:name="P12" style:family="paragraph" style:parent-style-name="Standard">
      <style:paragraph-properties fo:line-height="150%" fo:text-align="start" style:justify-single-word="false"/>
      <style:text-properties officeooo:rsid="0022fccf" officeooo:paragraph-rsid="001ea305"/>
    </style:style>
    <style:style style:name="P13" style:family="paragraph" style:parent-style-name="Standard">
      <style:paragraph-properties fo:line-height="150%" fo:text-align="start" style:justify-single-word="false"/>
      <style:text-properties officeooo:rsid="0022fccf" officeooo:paragraph-rsid="0022fccf"/>
    </style:style>
    <style:style style:name="P14" style:family="paragraph" style:parent-style-name="Standard">
      <style:paragraph-properties fo:line-height="150%" fo:text-align="start" style:justify-single-word="false"/>
      <style:text-properties officeooo:rsid="0027739e" officeooo:paragraph-rsid="002a8f01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rsid="002e19f2" officeooo:paragraph-rsid="002e19f2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officeooo:rsid="00326bad" officeooo:paragraph-rsid="00326bad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officeooo:rsid="000bebe3" officeooo:paragraph-rsid="000bebe3" style:font-size-asian="10.5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fo:font-weight="normal" officeooo:rsid="0011b799" officeooo:paragraph-rsid="0010516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weight="bold" officeooo:rsid="0028e50a" officeooo:paragraph-rsid="002a8f01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weight="bold" officeooo:rsid="0028e50a" officeooo:paragraph-rsid="00326bad" style:font-weight-asian="bold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weight="bold" officeooo:rsid="0028e50a" officeooo:paragraph-rsid="0027739e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6a666"/>
    </style:style>
    <style:style style:name="T3" style:family="text">
      <style:text-properties style:font-name="Liberation Serif" officeooo:rsid="0009c387"/>
    </style:style>
    <style:style style:name="T4" style:family="text">
      <style:text-properties style:font-name="Liberation Serif" officeooo:rsid="000bebe3"/>
    </style:style>
    <style:style style:name="T5" style:family="text">
      <style:text-properties style:font-name="Liberation Serif" officeooo:rsid="0005d009"/>
    </style:style>
    <style:style style:name="T6" style:family="text">
      <style:text-properties style:font-name="Liberation Serif" officeooo:rsid="00301bd1"/>
    </style:style>
    <style:style style:name="T7" style:family="text">
      <style:text-properties style:font-name="Liberation Serif" fo:font-weight="bold" officeooo:rsid="00301bd1" style:font-weight-asian="bold" style:font-weight-complex="bold"/>
    </style:style>
    <style:style style:name="T8" style:family="text">
      <style:text-properties style:font-name="Liberation Serif" fo:font-weight="bold" officeooo:rsid="0031d3b7" style:font-weight-asian="bold" style:font-weight-complex="bold"/>
    </style:style>
    <style:style style:name="T9" style:family="text">
      <style:text-properties style:font-name="Liberation Serif" fo:font-weight="bold" officeooo:rsid="0031e03a" style:font-weight-asian="bold" style:font-weight-complex="bold"/>
    </style:style>
    <style:style style:name="T10" style:family="text">
      <style:text-properties style:font-name="Liberation Serif" officeooo:rsid="0031d3b7"/>
    </style:style>
    <style:style style:name="T11" style:family="text">
      <style:text-properties style:font-name="Liberation Serif" officeooo:rsid="0037aaf7"/>
    </style:style>
    <style:style style:name="T12" style:family="text">
      <style:text-properties style:font-name="Liberation Serif" officeooo:rsid="003e8b0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fb34" style:font-weight-asian="bold" style:font-weight-complex="bold"/>
    </style:style>
    <style:style style:name="T15" style:family="text">
      <style:text-properties fo:font-weight="bold" officeooo:rsid="002883ad" style:font-weight-asian="bold" style:font-weight-complex="bold"/>
    </style:style>
    <style:style style:name="T16" style:family="text">
      <style:text-properties fo:font-weight="bold" officeooo:rsid="0028e50a" style:font-weight-asian="bold" style:font-weight-complex="bold"/>
    </style:style>
    <style:style style:name="T17" style:family="text">
      <style:text-properties fo:font-weight="bold" officeooo:rsid="002be0bc" style:font-weight-asian="bold" style:font-weight-complex="bold"/>
    </style:style>
    <style:style style:name="T18" style:family="text">
      <style:text-properties fo:font-weight="bold" officeooo:rsid="00360e1d" style:font-weight-asian="bold" style:font-weight-complex="bold"/>
    </style:style>
    <style:style style:name="T19" style:family="text">
      <style:text-properties fo:font-weight="bold" officeooo:rsid="0037ecac" style:font-weight-asian="bold" style:font-weight-complex="bold"/>
    </style:style>
    <style:style style:name="T20" style:family="text">
      <style:text-properties fo:color="#000000" loext:opacity="100%" style:font-name="Liberation Serif" fo:font-size="12pt" style:font-size-asian="10.5pt" style:font-size-complex="12pt"/>
    </style:style>
    <style:style style:name="T21" style:family="text">
      <style:text-properties fo:color="#000000" loext:opacity="100%" style:font-name="Liberation Serif" fo:font-size="12pt" officeooo:rsid="000bebe3" style:font-size-asian="10.5pt" style:font-size-complex="12pt"/>
    </style:style>
    <style:style style:name="T22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loext:opacity="100%" style:font-name="Liberation Serif" fo:font-size="12pt" fo:font-weight="bold" officeooo:rsid="0006a666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Liberation Serif" fo:font-size="12pt" fo:font-weight="bold" officeooo:rsid="0013e858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Liberation Serif" fo:font-size="12pt" fo:font-weight="bold" officeooo:rsid="00153553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Liberation Serif" fo:font-size="12pt" fo:font-weight="bold" officeooo:rsid="0016b2e4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Liberation Serif" fo:font-size="12pt" fo:font-weight="bold" officeooo:rsid="001be6a0" style:font-size-asian="12pt" style:font-weight-asian="bold" style:font-size-complex="12pt" style:font-weight-complex="bold"/>
    </style:style>
    <style:style style:name="T28" style:family="text">
      <style:text-properties fo:color="#000000" loext:opacity="100%" style:font-name="Liberation Serif" fo:font-size="12pt" fo:font-weight="bold" officeooo:rsid="0017ce78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Liberation Serif" fo:font-size="12pt" fo:font-weight="bold" officeooo:rsid="001dc77f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Liberation Serif" fo:font-size="12pt" fo:font-weight="bold" officeooo:rsid="002ce65b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Liberation Serif" fo:font-size="12pt" officeooo:rsid="0006a666" style:font-size-asian="12pt" style:font-size-complex="12pt"/>
    </style:style>
    <style:style style:name="T32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Liberation Serif" fo:font-size="12pt" fo:font-weight="normal" officeooo:rsid="00105167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fo:font-weight="normal" officeooo:rsid="0011b799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font-name="Liberation Serif" fo:font-size="12pt" fo:font-weight="normal" officeooo:rsid="0006a666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Liberation Serif" fo:font-size="12pt" fo:font-weight="normal" officeooo:rsid="0013e858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Liberation Serif" fo:font-size="12pt" fo:font-weight="normal" officeooo:rsid="00153553" style:font-size-asian="12pt" style:font-weight-asian="normal" style:font-size-complex="12pt" style:font-weight-complex="normal"/>
    </style:style>
    <style:style style:name="T38" style:family="text">
      <style:text-properties fo:color="#000000" loext:opacity="100%" style:font-name="Liberation Serif" fo:font-size="12pt" fo:font-weight="normal" officeooo:rsid="00326bad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Liberation Serif" fo:font-size="12pt" fo:font-weight="normal" officeooo:rsid="003467b5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Liberation Serif" fo:font-size="12pt" style:text-underline-style="none" fo:font-weight="bold" officeooo:rsid="0006a666" style:font-size-asian="12pt" style:font-weight-asian="bold" style:font-size-complex="12pt" style:font-weight-complex="bold"/>
    </style:style>
    <style:style style:name="T41" style:family="text">
      <style:text-properties fo:color="#000000" loext:opacity="100%" fo:font-size="12pt" fo:font-weight="bold" officeooo:rsid="0006a666" style:font-size-asian="12pt" style:font-weight-asian="bold" style:font-size-complex="12pt" style:font-weight-complex="bold"/>
    </style:style>
    <style:style style:name="T42" style:family="text">
      <style:text-properties fo:color="#111111" loext:opacity="100%" style:font-name="Liberation Serif" fo:font-size="12pt" style:text-underline-style="none" fo:font-weight="bold" officeooo:rsid="0006a666" style:font-size-asian="12pt" style:font-weight-asian="bold" style:font-size-complex="12pt" style:font-weight-complex="bold"/>
    </style:style>
    <style:style style:name="T43" style:family="text">
      <style:text-properties fo:color="#111111" loext:opacity="100%" style:font-name="Liberation Serif" fo:font-size="16pt" style:text-underline-style="none" fo:font-weight="bold" officeooo:rsid="0006a666" style:font-size-asian="16pt" style:font-weight-asian="bold" style:font-size-complex="16pt" style:font-weight-complex="bold"/>
    </style:style>
    <style:style style:name="T44" style:family="text">
      <style:text-properties fo:color="#111111" loext:opacity="100%" style:font-name="Liberation Serif" style:text-underline-style="none" fo:font-weight="bold" officeooo:rsid="0006a666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360e1d" style:font-weight-asian="normal" style:font-weight-complex="normal"/>
    </style:style>
    <style:style style:name="T47" style:family="text">
      <style:text-properties fo:font-weight="normal" officeooo:rsid="0037ecac" style:font-weight-asian="normal" style:font-weight-complex="normal"/>
    </style:style>
    <style:style style:name="T48" style:family="text">
      <style:text-properties fo:font-weight="normal" officeooo:rsid="00348a79" style:font-weight-asian="normal" style:font-weight-complex="normal"/>
    </style:style>
    <style:style style:name="T49" style:family="text">
      <style:text-properties officeooo:rsid="0024fb34"/>
    </style:style>
    <style:style style:name="T50" style:family="text">
      <style:text-properties officeooo:rsid="002883ad"/>
    </style:style>
    <style:style style:name="T51" style:family="text">
      <style:text-properties officeooo:rsid="002d710d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069dff6" style:font-weight-asian="normal" style:font-weight-complex="normal"/>
    </style:style>
    <style:style style:name="T54" style:family="text">
      <style:text-properties style:text-underline-style="none" fo:font-weight="normal" officeooo:rsid="008da371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2a1166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668ae7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8da371" style:font-weight-asian="bold" style:font-weight-complex="bold"/>
    </style:style>
    <style:style style:name="T59" style:family="text">
      <style:text-properties officeooo:rsid="003e8b05"/>
    </style:style>
    <style:style style:name="T60" style:family="text">
      <style:text-properties officeooo:rsid="004083cd"/>
    </style:style>
    <style:style style:name="T61" style:family="text">
      <style:text-properties officeooo:rsid="0005d009"/>
    </style:style>
    <style:style style:name="T62" style:family="text">
      <style:text-properties officeooo:rsid="0042d0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ABA SIDIKI</text:p>
      <text:p text:style-name="P4"/>
      <text:p text:style-name="P4">CDA 11 Octobre 2023 </text:p>
      <text:p text:style-name="P4"/>
      <text:p text:style-name="P1"><text:span text:style-name="T1">3W Academy RÉSUME PROJET &lt;&lt;</text:span><text:a xlink:type="simple" xlink:href="mailto:VivrExp@t" text:style-name="Internet_20_link" text:visited-style-name="Visited_20_Internet_20_Link"><text:span text:style-name="T43">VivExp</text:span></text:a><text:a xlink:type="simple" xlink:href="mailto:VivrExp@t" text:style-name="Internet_20_link" text:visited-style-name="Visited_20_Internet_20_Link"><text:span text:style-name="T44">@</text:span></text:a><text:a xlink:type="simple" xlink:href="mailto:VivrExp@t" text:style-name="Internet_20_link" text:visited-style-name="Visited_20_Internet_20_Link"><text:span text:style-name="T43">t</text:span></text:a><text:span text:style-name="T1">&gt;&gt;</text:span></text:p>
      <text:p text:style-name="P5"/>
      <text:p text:style-name="P6">En tant que nouveau venu dans un pays, vous allez potentiellement avoir des habitudes et des comportements qui peuvent au début freiner votre immersion. </text:p>
      <text:p text:style-name="P8"><text:span text:style-name="T52">C’est normal, il est difficile de quitter le mode de vie et de pensée auquel on a été habitué. Mais il est fortement conseillé de le corriger dans le cas d’une installation à long terme dans le pays d’accueil</text:span><text:span text:style-name="T53"> . </text:span></text:p>
      <text:p text:style-name="P9"><text:span text:style-name="T54">D’où la problématique suivante : </text:span><text:span text:style-name="T56">Comment réussir l’intégration des </text:span><text:span text:style-name="T57">expatriés </text:span><text:span text:style-name="T55">(Travailleurs et Étudiants)</text:span><text:span text:style-name="T56"> en mobilité </text:span><text:span text:style-name="T57">en </text:span><text:span text:style-name="T58">France</text:span></text:p>
      <text:p text:style-name="P7">Pour résoudre cette problématique, <text:span text:style-name="T60">j’ai opté pour la création d’une application web </text:span><text:span text:style-name="T62">et mobile</text:span><text:span text:style-name="T60"> appelé </text:span><text:span text:style-name="T59"><text:s/></text:span><text:span text:style-name="T61">&lt;&lt;</text:span><text:a xlink:type="simple" xlink:href="mailto:VivrExp@t" text:style-name="Internet_20_link" text:visited-style-name="Visited_20_Internet_20_Link"><text:span text:style-name="T41">VivExp@t</text:span></text:a><text:span text:style-name="T61">&gt;&gt;.</text:span></text:p>
      <text:p text:style-name="P2"><text:span text:style-name="T12">En effet, </text:span><text:span text:style-name="T1">&lt;&lt;</text:span><text:a xlink:type="simple" xlink:href="mailto:VivrExp@t" text:style-name="Internet_20_link" text:visited-style-name="Visited_20_Internet_20_Link"><text:span text:style-name="T40">VivExp@t</text:span></text:a><text:span text:style-name="T1">&gt;&gt; </text:span><text:span text:style-name="T2">est un</text:span><text:span text:style-name="T3">e application web que j’ai réalisé dans le cadre de mon projet de fin d’étude. </text:span><text:span text:style-name="T4">Comme tous les réseaux sociaux les plus populaires en France et dans le monde, <text:s/></text:span><text:a xlink:type="simple" xlink:href="mailto:VivExp@t" text:style-name="Internet_20_link" text:visited-style-name="Visited_20_Internet_20_Link"><text:span text:style-name="T40">VivExp@t</text:span></text:a><text:span text:style-name="T31"> </text:span><text:span text:style-name="T21">est un réseau social qui permet de connecter les gens et les aider à interagir.</text:span></text:p>
      <text:p text:style-name="P17"/>
      <text:p text:style-name="P3"><text:span text:style-name="T21">C</text:span><text:span text:style-name="T20">e qui différencie </text:span><text:span text:style-name="T23"><text:s/></text:span><text:a xlink:type="simple" xlink:href="mailto:VivExp@t" text:style-name="Internet_20_link" text:visited-style-name="Visited_20_Internet_20_Link"><text:span text:style-name="T42">VivExp@t</text:span></text:a><text:span text:style-name="T23"> </text:span><text:span text:style-name="T33">des autres sites de media sociaux, c’est qu’il met l’accent sur le partage d’informations destinée aux expatriés afin de faciliter à ces derniers leurs intégrations dans leur nouveau </text:span><text:span text:style-name="T34">pays d’accueil notamment la France dans cette première version de l’application.</text:span></text:p>
      <text:p text:style-name="P18"/>
      <text:p text:style-name="P10"><text:span text:style-name="T34">L</text:span><text:span text:style-name="T32">es </text:span><text:span text:style-name="T22">utilisateurs</text:span><text:span text:style-name="T37">(</text:span><text:span text:style-name="T25">expatriés</text:span><text:span text:style-name="T37"> et </text:span><text:span text:style-name="T25">indigènes</text:span><text:span text:style-name="T37">)</text:span><text:span text:style-name="T32"> de </text:span><text:a xlink:type="simple" xlink:href="mailto:VivExp@t" text:style-name="Internet_20_link" text:visited-style-name="Visited_20_Internet_20_Link"><text:span text:style-name="T42">VivExp@t</text:span></text:a><text:span text:style-name="T35"> </text:span><text:span text:style-name="T38">ont la possibilité de publier, partager, rechercher, supprimer et aimer</text:span><text:span text:style-name="T32"> </text:span><text:span text:style-name="T36">des </text:span><text:span text:style-name="T24">photos</text:span><text:span text:style-name="T36">, </text:span><text:span text:style-name="T39">des</text:span><text:span text:style-name="T36"> </text:span><text:span text:style-name="T24">vidéos ,</text:span><text:span text:style-name="T36"> et</text:span><text:span text:style-name="T32"> des </text:span><text:span text:style-name="T22">informations </text:span><text:span text:style-name="T36">(texte de 200 caractère maximum) sur</text:span><text:span text:style-name="T24"> </text:span><text:span text:style-name="T25">la culture, </text:span><text:span text:style-name="T26">l’</text:span><text:span text:style-name="T27">histoir</text:span><text:span text:style-name="T26">e, la vie quotidienne locale, les relations interculturelles, </text:span><text:span text:style-name="T28">les actualités et politiques </text:span><text:span text:style-name="T29">locale</text:span><text:span text:style-name="T30">s</text:span><text:span text:style-name="T26"> </text:span><text:span text:style-name="T28">, </text:span><text:span text:style-name="T29">etc...</text:span></text:p>
      <text:p text:style-name="P12"/>
      <text:p text:style-name="P13">En outre, ces derniers <text:span text:style-name="T49">auront accès à des </text:span><text:span text:style-name="T14">pages spécifiques</text:span><text:span text:style-name="T49"> telle que les pages de </text:span><text:span text:style-name="T14">publications de job étudian</text:span><text:span text:style-name="T49">t pour les expatriés ayant le statut étudiant en recherche de job en parallèle de leurs études.</text:span></text:p>
      <text:p text:style-name="P13"/>
      <text:p text:style-name="P14">Aussi, ils auront accès à des <text:span text:style-name="T13">pages d’organisations d’évènements</text:span> selon leur centres d’intérêts. </text:p>
      <text:p text:style-name="P14">Ces évènement<text:span text:style-name="T51">s</text:span> <text:span text:style-name="T50">organisés peuvent être de type </text:span><text:span text:style-name="T15">culturels, sportifs, éducatifs, </text:span><text:span text:style-name="T16">détente</text:span><text:span text:style-name="T17">s</text:span><text:span text:style-name="T16">,touristique</text:span><text:span text:style-name="T17">s</text:span><text:span text:style-name="T16">, administratif</text:span><text:span text:style-name="T17">s</text:span><text:span text:style-name="T16">, etc... </text:span></text:p>
      <text:p text:style-name="P19"><text:soft-page-break/></text:p>
      <text:p text:style-name="P16"><text:span text:style-name="T45">De plus, </text:span><text:span text:style-name="T46">les utilisateurs</text:span><text:span text:style-name="T48"> ont le libre arbitre de gérer leur</text:span><text:span text:style-name="T46">s</text:span><text:span text:style-name="T48"> réseaux c’est à dire </text:span><text:span text:style-name="T46">ils décident avec qui se connecter(</text:span><text:span text:style-name="T18">suivre , discuter, ou créer des groupes de discussions avec d’autre utilisateurs</text:span><text:span text:style-name="T46">) <text:s/>selon leur centres d’intérêts.</text:span></text:p>
      <text:p text:style-name="P20"/>
      <text:p text:style-name="P15">L’application <text:span text:style-name="T5">&lt;&lt;</text:span><text:a xlink:type="simple" xlink:href="mailto:VivrExp@t" text:style-name="Internet_20_link" text:visited-style-name="Visited_20_Internet_20_Link"><text:span text:style-name="T40">VivExp@t</text:span></text:a><text:span text:style-name="T5">&gt;&gt; <text:s/></text:span><text:span text:style-name="T1">a </text:span><text:span text:style-name="T6">été développée en </text:span><text:span text:style-name="T7">ReactJS</text:span><text:span text:style-name="T6"> pour la partie </text:span><text:span text:style-name="T11">F</text:span><text:span text:style-name="T6">ront destinée aux grand public </text:span><text:span text:style-name="T10">et l</text:span><text:span text:style-name="T6">a partie </text:span><text:span text:style-name="T11">F</text:span><text:span text:style-name="T6">ront destinée a l’administrateur sera développé en </text:span><text:span text:style-name="T9">Angular</text:span><text:span text:style-name="T7">. </text:span><text:span text:style-name="T10">Tout ceci communiquera grâce à une </text:span><text:span text:style-name="T8">API REST</text:span><text:span text:style-name="T10"> commune développé en &lt;&lt;</text:span><text:span text:style-name="T8">NodeJs et Express</text:span><text:span text:style-name="T10">&gt;&gt;.</text:span></text:p>
      <text:p text:style-name="P11"><text:span text:style-name="T47">Le système de gestion des données se fera avec </text:span><text:span text:style-name="T19">MongoDB</text:span><text:span text:style-name="T47"> qui </text:span>est une base de données <text:span text:style-name="T13">NoSQL orientée documents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9:04:28.472734539</meta:creation-date>
    <dc:date>2023-05-04T16:12:46.449300521</dc:date>
    <meta:editing-duration>PT5H52M10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403" meta:character-count="2604" meta:non-whitespace-character-count="2207"/>
  </office:meta>
</office:document-meta>
</file>